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8.024cm" fo:min-width="31.804cm"/>
      <style:paragraph-properties style:writing-mode="lr-tb"/>
    </style:style>
    <style:style style:name="gr2" style:family="graphic" style:parent-style-name="standard">
      <style:graphic-properties svg:stroke-color="#000000" draw:fill-color="#eeeeee" draw:textarea-horizontal-align="justify" draw:textarea-vertical-align="top" draw:auto-grow-height="false" fo:min-height="6.692cm" fo:min-width="6.36cm"/>
      <style:paragraph-properties style:writing-mode="lr-tb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465cm" fo:min-width="7.342cm"/>
      <style:paragraph-properties style:writing-mode="lr-tb"/>
    </style:style>
    <style:style style:name="gr4" style:family="graphic" style:parent-style-name="standard">
      <style:graphic-properties svg:stroke-color="#000000" draw:fill-color="#eeeeee" draw:textarea-horizontal-align="justify" draw:textarea-vertical-align="top" draw:auto-grow-height="false" fo:min-height="6.692cm" fo:min-width="6.345cm"/>
      <style:paragraph-properties style:writing-mode="lr-tb"/>
    </style:style>
    <style:style style:name="gr5" style:family="graphic" style:parent-style-name="standard">
      <style:graphic-properties svg:stroke-color="#000000" draw:fill-color="#eeeeee" draw:textarea-horizontal-align="justify" draw:textarea-vertical-align="top" draw:auto-grow-height="false" fo:min-height="6.692cm" fo:min-width="6.33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start" style:writing-mode="lr-tb"/>
      <style:text-properties style:font-name="Monospace" fo:language="en" fo:country="US"/>
    </style:style>
    <style:style style:name="P2" style:family="paragraph">
      <loext:graphic-properties draw:fill-color="#ffffff"/>
      <style:paragraph-properties fo:text-align="start" style:writing-mode="lr-tb"/>
      <style:text-properties style:font-name="Monospace" fo:language="en" fo:country="US"/>
    </style:style>
    <style:style style:name="P3" style:family="paragraph">
      <style:paragraph-properties fo:text-align="start" style:writing-mode="lr-tb"/>
      <style:text-properties style:font-name="Monospace" fo:font-size="10pt" fo:language="en" fo:country="US" style:font-size-asian="10pt" style:font-size-complex="10pt"/>
    </style:style>
    <style:style style:name="P4" style:family="paragraph">
      <loext:graphic-properties draw:fill-color="#eeeeee"/>
      <style:paragraph-properties fo:text-align="start" style:writing-mode="lr-tb"/>
      <style:text-properties style:font-name="Monospace" fo:font-size="10pt" fo:language="en" fo:country="US" style:font-size-asian="10pt" style:font-size-complex="10pt"/>
    </style:style>
    <style:style style:name="P5" style:family="paragraph">
      <style:paragraph-properties fo:text-align="start" style:writing-mode="lr-tb"/>
      <style:text-properties style:font-name="Monospace" fo:font-size="14pt" style:font-size-asian="14pt" style:font-size-complex="14pt"/>
    </style:style>
    <style:style style:name="P6" style:family="paragraph">
      <loext:graphic-properties draw:fill-color="#eeeeee"/>
      <style:paragraph-properties fo:text-align="center" style:writing-mode="lr-tb"/>
      <style:text-properties style:font-name="Monospace"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Monospace" fo:font-size="10pt" fo:language="en" fo:country="US" style:font-size-asian="10pt" style:font-size-complex="10pt"/>
    </style:style>
    <style:style style:name="P8" style:family="paragraph">
      <loext:graphic-properties draw:fill-color="#000000"/>
      <style:paragraph-properties fo:text-align="center"/>
      <style:text-properties fo:language="en" fo:country="US"/>
    </style:style>
    <style:style style:name="T1" style:family="text">
      <style:text-properties style:font-name="Monospace" fo:language="en" fo:country="US"/>
    </style:style>
    <style:style style:name="T2" style:family="text">
      <style:text-properties fo:color="#c9211e" loext:opacity="100%" style:font-name="Monospace" fo:language="en" fo:country="US"/>
    </style:style>
    <style:style style:name="T3" style:family="text">
      <style:text-properties style:font-name="Monospace" fo:font-size="10pt" fo:language="en" fo:country="US" style:font-size-asian="10pt" style:font-size-complex="10pt"/>
    </style:style>
    <style:style style:name="T4" style:family="text">
      <style:text-properties fo:color="#c9211e" loext:opacity="100%" style:font-name="Monospace" fo:font-size="10pt" fo:language="en" fo:country="US" style:font-size-asian="10pt" style:font-size-complex="10pt"/>
    </style:style>
    <style:style style:name="T5" style:family="text">
      <style:text-properties style:font-name="Monospace"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2.304cm" svg:height="8.274cm" svg:x="1.081cm" svg:y="1.108cm">
          <text:p text:style-name="P1"><text:span text:style-name="T1">EOSIO/Antelope Transaction (proof composition but fraudulent set of public inputs </text:span><text:span text:style-name="T2">Y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86cm" svg:height="6.942cm" svg:x="8.125cm" svg:y="2.397cm">
          <text:p text:style-name="P3"><text:span text:style-name="T3">thezeostoken::zaction(</text:span><text:span text:style-name="T4">y1</text:span><text:span text:style-name="T3">)</text:span></text:p>
          <text:p text:style-name="P3"><text:span text:style-name="T3">{</text:span></text:p>
          <text:p text:style-name="P3"><text:span text:style-name="T3"><text:s text:c="2"/></text:span><text:span text:style-name="T3">// Execute the actual zaction</text:span></text:p>
          <text:p text:style-name="P3"><text:span text:style-name="T3"><text:s text:c="2"/></text:span><text:span text:style-name="T3">// based on (FRAUDULENT!)</text:span></text:p>
          <text:p text:style-name="P3"><text:span text:style-name="T3"><text:s text:c="2"/></text:span><text:span text:style-name="T3">// public inputs </text:span><text:span text:style-name="T4">Y</text:span></text:p>
          <text:p text:style-name="P3"><text:span text:style-name="T3"><text:s text:c="2"/></text:span><text:span text:style-name="T3">exec(</text:span><text:span text:style-name="T4">y1</text:span><text:span text:style-name="T3">);</text:span></text:p>
          <text:p text:style-name="P3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962cm" svg:height="1.429cm" svg:x="1.055cm" svg:y="10.212cm">
          <text:p text:style-name="P5"><text:span text:style-name="T5">Time/Execution Ord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6.845cm" svg:height="6.942cm" svg:x="15.125cm" svg:y="2.397cm">
          <text:p text:style-name="P3"><text:span text:style-name="T3">thezeostoken::zaction(</text:span><text:span text:style-name="T4">y2</text:span><text:span text:style-name="T3">)</text:span></text:p>
          <text:p text:style-name="P3"><text:span text:style-name="T3">{</text:span></text:p>
          <text:p text:style-name="P7"><text:span text:style-name="T6"><text:s text:c="2"/></text:span><text:span text:style-name="T3">// Execute the actual zaction</text:span></text:p>
          <text:p text:style-name="P7"><text:span text:style-name="T3"><text:s text:c="2"/></text:span><text:span text:style-name="T3">// based on (FRAUDULENT!)</text:span></text:p>
          <text:p text:style-name="P7"><text:span text:style-name="T3"><text:s text:c="2"/></text:span><text:span text:style-name="T3">// public inputs </text:span><text:span text:style-name="T4">Y</text:span></text:p>
          <text:p text:style-name="P7"><text:span text:style-name="T3"><text:s text:c="2"/></text:span><text:span text:style-name="T3">exec(</text:span><text:span text:style-name="T4">y2</text:span><text:span text:style-name="T3">);</text:span></text:p>
          <text:p text:style-name="P3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83cm" svg:height="6.942cm" svg:x="22.125cm" svg:y="2.397cm">
          <text:p text:style-name="P3"><text:span text:style-name="T3">thezeostoken::zaction(</text:span><text:span text:style-name="T4">y3</text:span><text:span text:style-name="T3">)</text:span></text:p>
          <text:p text:style-name="P3"><text:span text:style-name="T3">{</text:span></text:p>
          <text:p text:style-name="P7"><text:span text:style-name="T6"><text:s text:c="2"/></text:span><text:span text:style-name="T3">// Execute the actual zaction</text:span></text:p>
          <text:p text:style-name="P7"><text:span text:style-name="T3"><text:s text:c="2"/></text:span><text:span text:style-name="T3">// based on (FRAUDULENT!)</text:span></text:p>
          <text:p text:style-name="P7"><text:span text:style-name="T3"><text:s text:c="2"/></text:span><text:span text:style-name="T3">// public inputs </text:span><text:span text:style-name="T4">Y</text:span></text:p>
          <text:p text:style-name="P7"><text:span text:style-name="T3"><text:s text:c="2"/></text:span><text:span text:style-name="T3">exec(</text:span><text:span text:style-name="T4">y3</text:span><text:span text:style-name="T3">);</text:span></text:p>
          <text:p text:style-name="P3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127cm" svg:height="0.127cm" svg:x="29.64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27cm" svg:height="0.127cm" svg:x="29.94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27cm" svg:height="0.127cm" svg:x="30.24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86cm" svg:height="6.942cm" svg:x="1.125cm" svg:y="2.397cm">
          <text:p text:style-name="P3"><text:span text:style-name="T3">thezeostoken::verify(Π, X)</text:span></text:p>
          <text:p text:style-name="P3"><text:span text:style-name="T3">{</text:span></text:p>
          <text:p text:style-name="P3"><text:span text:style-name="T3"><text:s text:c="2"/></text:span><text:span text:style-name="T3">// verify proof bundle Π</text:span></text:p>
          <text:p text:style-name="P3"><text:span text:style-name="T3"><text:s text:c="2"/></text:span><text:span text:style-name="T3">// using set of public</text:span></text:p>
          <text:p text:style-name="P3"><text:span text:style-name="T3"><text:s text:c="2"/></text:span><text:span text:style-name="T3">// inputs X</text:span></text:p>
          <text:p text:style-name="P3"><text:span text:style-name="T3"><text:s text:c="2"/></text:span><text:span text:style-name="T3">verify_proof(Π, X);</text:span></text:p>
          <text:p text:style-name="P3"><text:span text:style-name="T3">}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9T10:18:48.581230970</meta:creation-date>
    <dc:date>2023-01-19T05:38:56.593396963</dc:date>
    <meta:editing-duration>PT17H24M32S</meta:editing-duration>
    <meta:editing-cycles>48</meta:editing-cycles>
    <meta:generator>LibreOffice/7.3.7.2$Linux_X86_64 LibreOffice_project/30$Build-2</meta:generator>
    <meta:document-statistic meta:object-count="9"/>
  </office:meta>
</office:document-meta>
</file>